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Ubuntu" svg:font-family="Ubuntu, 'Droid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Standard">
      <style:text-properties style:font-name="Ubuntu1"/>
    </style:style>
    <style:style style:name="P2" style:family="paragraph" style:parent-style-name="Standard">
      <style:text-properties style:font-name="Ubuntu1" fo:font-size="14pt" style:font-size-asian="14pt" style:font-size-complex="14pt"/>
    </style:style>
    <style:style style:name="P3" style:family="paragraph" style:parent-style-name="Standard">
      <style:text-properties style:font-name="Ubuntu1" fo:font-size="14pt" officeooo:paragraph-rsid="001aa615" style:font-size-asian="14pt" style:font-size-complex="14pt"/>
    </style:style>
    <style:style style:name="P4" style:family="paragraph" style:parent-style-name="Standard">
      <style:text-properties style:font-name="Ubuntu1" fo:font-size="14pt" fo:font-weight="bold" style:font-size-asian="14pt" style:font-weight-asian="bold" style:font-size-complex="14pt" style:font-weight-complex="bold"/>
    </style:style>
    <style:style style:name="P5" style:family="paragraph" style:parent-style-name="Listenabsatz">
      <style:text-properties style:font-name="Ubuntu1" fo:font-size="14pt" style:font-size-asian="14pt" style:font-size-complex="14pt"/>
    </style:style>
    <style:style style:name="P6" style:family="paragraph" style:parent-style-name="Listenabsatz">
      <style:paragraph-properties fo:margin-left="0cm" fo:margin-right="0cm" fo:text-indent="0cm" style:auto-text-indent="false">
        <style:tab-stops/>
      </style:paragraph-properties>
      <style:text-properties style:font-name="Ubuntu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style:font-name="Ubuntu1" fo:font-size="24pt" style:text-underline-style="none" fo:font-weight="bold" style:text-underline-mode="continuous" style:text-overline-mode="continuous" style:text-line-through-mode="continuous" style:font-size-asian="24pt" style:font-weight-asian="bold" style:font-size-complex="24pt" style:font-weight-complex="bold"/>
    </style:style>
    <style:style style:name="P8" style:family="paragraph" style:parent-style-name="Standard" style:list-style-name="L1">
      <style:text-properties style:font-name="Ubuntu1" fo:font-size="14pt" style:font-size-asian="14pt" style:font-size-complex="14pt"/>
    </style:style>
    <style:style style:name="P9" style:family="paragraph" style:parent-style-name="Standard" style:list-style-name="L1">
      <style:text-properties style:font-name="Ubuntu1" fo:font-size="14pt" officeooo:rsid="001c532f" officeooo:paragraph-rsid="001c532f" style:font-size-asian="14pt" style:font-size-complex="14pt"/>
    </style:style>
    <style:style style:name="P10" style:family="paragraph" style:parent-style-name="Standard" style:list-style-name="L3">
      <style:text-properties style:font-name="Ubuntu1" fo:font-size="14pt" style:font-size-asian="14pt" style:font-size-complex="14pt"/>
    </style:style>
    <style:style style:name="P11" style:family="paragraph" style:parent-style-name="Standard" style:list-style-name="L2"/>
    <style:style style:name="P12" style:family="paragraph" style:parent-style-name="Standard" style:list-style-name="L2">
      <style:text-properties officeooo:paragraph-rsid="0014aa1b"/>
    </style:style>
    <style:style style:name="P13" style:family="paragraph" style:parent-style-name="Standard" style:list-style-name="L3">
      <style:text-properties style:font-name="Ubuntu2" fo:font-size="14pt" officeooo:paragraph-rsid="001aa615" style:font-size-asian="14pt" style:font-size-complex="14pt"/>
    </style:style>
    <style:style style:name="P14" style:family="paragraph" style:parent-style-name="Standard" style:list-style-name="L4"/>
    <style:style style:name="P15" style:family="paragraph" style:parent-style-name="Standard" style:list-style-name="L4">
      <style:text-properties officeooo:paragraph-rsid="00139800"/>
    </style:style>
    <style:style style:name="P16" style:family="paragraph" style:parent-style-name="Listenabsatz" style:list-style-name="L5">
      <style:text-properties style:font-name="Ubuntu1" fo:font-size="14pt" style:font-size-asian="14pt" style:font-size-complex="14pt"/>
    </style:style>
    <style:style style:name="P17" style:family="paragraph" style:parent-style-name="Listenabsatz" style:list-style-name="L5">
      <style:text-properties style:font-name="Ubuntu1" fo:font-size="14pt" officeooo:rsid="0029909c" officeooo:paragraph-rsid="0029909c" style:font-size-asian="14pt" style:font-size-complex="14pt"/>
    </style:style>
    <style:style style:name="P18" style:family="paragraph" style:parent-style-name="Listenabsatz" style:list-style-name="L6">
      <style:text-properties style:font-name="Ubuntu1" fo:font-size="14pt" officeooo:paragraph-rsid="0029933e" style:font-size-asian="14pt" style:font-size-complex="14pt"/>
    </style:style>
    <style:style style:name="P19" style:family="paragraph" style:parent-style-name="Listenabsatz" style:list-style-name="L6"/>
    <style:style style:name="T1" style:family="text">
      <style:text-properties officeooo:rsid="0017a001"/>
    </style:style>
    <style:style style:name="T2" style:family="text">
      <style:text-properties officeooo:rsid="0020fde0"/>
    </style:style>
    <style:style style:name="T3" style:family="text">
      <style:text-properties officeooo:rsid="0022985a"/>
    </style:style>
    <style:style style:name="T4" style:family="text">
      <style:text-properties style:font-name="Ubuntu1"/>
    </style:style>
    <style:style style:name="T5" style:family="text">
      <style:text-properties style:font-name="Ubuntu1" fo:font-size="14pt" style:font-size-asian="14pt" style:font-size-complex="14pt"/>
    </style:style>
    <style:style style:name="T6" style:family="text">
      <style:text-properties style:font-name="Ubuntu1" fo:font-size="14pt" officeooo:rsid="00139800" style:font-size-asian="14pt" style:font-size-complex="14pt"/>
    </style:style>
    <style:style style:name="T7" style:family="text">
      <style:text-properties officeooo:rsid="00255ea3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Ubuntu <text:span text:style-name="T7">Checklist</text:span></text:p>
      <text:p text:style-name="P2"/>
      <text:p text:style-name="P2"/>
      <text:p text:style-name="P4">Gnome Extensions</text:p>
      <text:list xml:id="list3251117073" text:style-name="L1">
        <text:list-item>
          <text:p text:style-name="P8">Activities Configurator</text:p>
        </text:list-item>
        <text:list-item>
          <text:p text:style-name="P9">Add Username to Top Panel</text:p>
        </text:list-item>
        <text:list-item>
          <text:p text:style-name="P9">Applications Overview Tooltoip</text:p>
        </text:list-item>
        <text:list-item>
          <text:p text:style-name="P8">Coverflow Alt-Tab</text:p>
        </text:list-item>
        <text:list-item>
          <text:p text:style-name="P8">CustomCorner</text:p>
        </text:list-item>
        <text:list-item>
          <text:p text:style-name="P8">Dash to Dock</text:p>
        </text:list-item>
        <text:list-item>
          <text:p text:style-name="P8">Disconnect Wifi</text:p>
        </text:list-item>
        <text:list-item>
          <text:p text:style-name="P8">Extension Update Notifier</text:p>
        </text:list-item>
        <text:list-item>
          <text:p text:style-name="P9">GTK Title Bar</text:p>
        </text:list-item>
        <text:list-item>
          <text:p text:style-name="P8">Impatience</text:p>
        </text:list-item>
        <text:list-item>
          <text:p text:style-name="P8">No Title Bar</text:p>
        </text:list-item>
        <text:list-item>
          <text:p text:style-name="P8">OpenWeather</text:p>
        </text:list-item>
        <text:list-item>
          <text:p text:style-name="P8">Refresh Wifi Connections</text:p>
        </text:list-item>
        <text:list-item>
          <text:p text:style-name="P8">Remove Dropdown Arrows</text:p>
        </text:list-item>
        <text:list-item>
          <text:p text:style-name="P8">Show Desktop from Overview (for shell 3.30)</text:p>
        </text:list-item>
        <text:list-item>
          <text:p text:style-name="P9">Tweaks in System Menu</text:p>
        </text:list-item>
        <text:list-item>
          <text:p text:style-name="P8">User Themes</text:p>
        </text:list-item>
        <text:list-item>
          <text:p text:style-name="P9">Vitals</text:p>
        </text:list-item>
      </text:list>
      <text:p text:style-name="P2"/>
      <text:p text:style-name="P4">Designs</text:p>
      <text:list xml:id="list2108029891" text:style-name="L2">
        <text:list-item>
          <text:p text:style-name="P11"><text:span text:style-name="Absatz-Standardschriftart"><text:span text:style-name="T5">Cursor Theme: </text:span></text:span><text:a xlink:type="simple" xlink:href="https://www.gnome-look.org/p/1148692/" office:target-frame-name="_top" xlink:show="replace" text:style-name="Internet_20_link" text:visited-style-name="Visited_20_Internet_20_Link"><text:span text:style-name="Absatz-Standardschriftart"><text:span text:style-name="T5">https://www.gnome-look.org/p/1148692/</text:span></text:span></text:a></text:p>
        </text:list-item>
        <text:list-item>
          <text:p text:style-name="P11"><text:span text:style-name="Absatz-Standardschriftart"><text:span text:style-name="T5">Matcha Dark: </text:span></text:span><text:a xlink:type="simple" xlink:href="https://github.com/vinceliuice/matcha" office:target-frame-name="_top" xlink:show="replace" text:style-name="Internet_20_link" text:visited-style-name="Visited_20_Internet_20_Link"><text:span text:style-name="Absatz-Standardschriftart"><text:span text:style-name="T5">https://github.com/vinceliuice/matcha</text:span></text:span></text:a></text:p>
        </text:list-item>
        <text:list-item>
          <text:p text:style-name="P11"><text:span text:style-name="Absatz-Standardschriftart"><text:span text:style-name="T5">Kurla Icon Theme: </text:span></text:span><text:a xlink:type="simple" xlink:href="https://github.com/bikass/korla" office:target-frame-name="_top" xlink:show="replace" text:style-name="Internet_20_link" text:visited-style-name="Visited_20_Internet_20_Link"><text:span text:style-name="Absatz-Standardschriftart"><text:span text:style-name="T5">https://github.com/bikass/korla</text:span></text:span></text:a></text:p>
        </text:list-item>
        <text:list-item>
          <text:p text:style-name="P11"><text:span text:style-name="Absatz-Standardschriftart"><text:span text:style-name="T5">Flat Remix Red: </text:span></text:span><text:a xlink:type="simple" xlink:href="https://www.gnome-look.org/p/1297351/" office:target-frame-name="_top" xlink:show="replace" text:style-name="Internet_20_link" text:visited-style-name="Visited_20_Internet_20_Link"><text:span text:style-name="Absatz-Standardschriftart"><text:span text:style-name="T5">https://www.gnome-look.org/p/1297351/</text:span></text:span></text:a><text:span text:style-name="Absatz-Standardschriftart"><text:span text:style-name="T5"> (darkest no border)</text:span></text:span></text:p>
        </text:list-item>
        <text:list-item>
          <text:p text:style-name="P12"><text:span text:style-name="Absatz-Standardschriftart"><text:span text:style-name="T5">Flat Remix Icon theme: </text:span></text:span><text:a xlink:type="simple" xlink:href="https://www.gnome-look.org/p/1012430/" text:style-name="Internet_20_link" text:visited-style-name="Visited_20_Internet_20_Link"><text:span text:style-name="Absatz-Standardschriftart"><text:span text:style-name="T5">https://www.gnome-look.org/p/1012430/</text:span></text:span></text:a></text:p>
        </text:list-item>
      </text:list>
      <text:p text:style-name="P2"/>
      <text:p text:style-name="P4">Programme</text:p>
      <text:list xml:id="list1057218397" text:style-name="L3">
        <text:list-item>
          <text:p text:style-name="P10">IntelliJ Ultimate, Visual Code Studio, Clion, <text:span text:style-name="T2">PyCharm, </text:span>GitKraken</text:p>
        </text:list-item>
        <text:list-item>
          <text:p text:style-name="P10">Pcloud, Firefox, LibreOffice, VLC, Texmaker, Gimp</text:p>
        </text:list-item>
        <text:list-item>
          <text:p text:style-name="P10">Spotify, Slack, <text:span text:style-name="T3">neofetch, htop</text:span></text:p>
        </text:list-item>
        <text:list-item>
          <text:p text:style-name="P10">Grub Custimizer → grub dark theme, new wallpaper</text:p>
        </text:list-item>
        <text:list-item>
          <text:p text:style-name="P10">Open Java JDK 11</text:p>
        </text:list-item>
        <text:list-item>
          <text:p text:style-name="P10">uLauncher (Addon: System Management) <text:s text:c="2"/><text:span text:style-name="T1">oder</text:span></text:p>
        </text:list-item>
        <text:list-item>
          <text:p text:style-name="P13"><text:span text:style-name="T4">albert launcher: </text:span><text:a xlink:type="simple" xlink:href="https://software.opensuse.org/download.html?project=home:manuelschneid3r&amp;package=albert" text:style-name="Internet_20_link" text:visited-style-name="Visited_20_Internet_20_Link"><text:span text:style-name="T4">https://software.opensuse.org/download.html?project=home:manuelschneid3r&amp;package=albert</text:span></text:a></text:p>
        </text:list-item>
      </text:list>
      <text:p text:style-name="P3"/>
      <text:p text:style-name="P4"/>
      <text:p text:style-name="P4"/>
      <text:p text:style-name="P4"><text:soft-page-break/>Sonstiges</text:p>
      <text:list xml:id="list454806689" text:style-name="L4">
        <text:list-item>
          <text:p text:style-name="P14"><text:span text:style-name="Absatz-Standardschriftart"><text:span text:style-name="T5">Media codecs: </text:span></text:span><text:span text:style-name="Source_20_Text"><text:span text:style-name="T5">sudo apt install ubuntu-restricted-extras</text:span></text:span></text:p>
        </text:list-item>
        <text:list-item>
          <text:p text:style-name="P14"><text:span text:style-name="Source_20_Text"><text:span text:style-name="T5">Equalizer: </text:span></text:span><text:a xlink:type="simple" xlink:href="https://www.linuxuprising.com/2018/05/pulseeffects-nice-system-wide.html" office:target-frame-name="_top" xlink:show="replace" text:style-name="Internet_20_link" text:visited-style-name="Visited_20_Internet_20_Link"><text:span text:style-name="Source_20_Text"><text:span text:style-name="T5">https://www.linuxuprising.com/2018/05/pulseeffects-nice-system-wide.html</text:span></text:span></text:a></text:p>
        </text:list-item>
        <text:list-item>
          <text:p text:style-name="P14"><text:span text:style-name="Source_20_Text"><text:span text:style-name="T5">Tuning für Firefox: about:config → backspace action → 0</text:span></text:span></text:p>
        </text:list-item>
        <text:list-item>
          <text:p text:style-name="P14"><text:span text:style-name="Source_20_Text"><text:span text:style-name="T5">Gnome Tweak Tool → Caps Lock deaktivieren</text:span></text:span></text:p>
        </text:list-item>
        <text:list-item>
          <text:p text:style-name="P15"><text:span text:style-name="Source_20_Text"><text:span text:style-name="T6">Powerline Terminal</text:span></text:span></text:p>
        </text:list-item>
        <text:list-item>
          <text:p text:style-name="P14"><text:span text:style-name="Source_20_Text"><text:span text:style-name="T5">Login Screen Wallpaper: <text:s/></text:span></text:span></text:p>
          <text:list>
            <text:list-item>
              <text:p text:style-name="P14"><text:span text:style-name="Source_20_Text"><text:span text:style-name="T5">sudo -H gedit /etc/alternatives/gdm3.css</text:span></text:span></text:p>
            </text:list-item>
            <text:list-item>
              <text:p text:style-name="P14"><text:span text:style-name="Source_20_Text"><text:span text:style-name="T5">suchen nach #lockDialogGroup</text:span></text:span></text:p>
            </text:list-item>
            <text:list-item>
              <text:p text:style-name="P14"><text:span text:style-name="Source_20_Text"><text:span text:style-name="T5">background-color mit Hexwert ersetzen (#0D0D0D)</text:span></text:span></text:p>
            </text:list-item>
          </text:list>
        </text:list-item>
      </text:list>
      <text:p text:style-name="P1"/>
      <text:p text:style-name="P4">VS Code Extensions</text:p>
      <text:list xml:id="list2819653757" text:style-name="L5">
        <text:list-item>
          <text:p text:style-name="P16">C/C++ (Intellisense)</text:p>
        </text:list-item>
        <text:list-item>
          <text:p text:style-name="P16">GitLens</text:p>
        </text:list-item>
        <text:list-item>
          <text:p text:style-name="P17">One Dark Pro Monokai Darker Theme</text:p>
        </text:list-item>
        <text:list-item>
          <text:p text:style-name="P16">Material Icon Theme</text:p>
        </text:list-item>
        <text:list-item>
          <text:p text:style-name="P16">Vscode-pdf</text:p>
        </text:list-item>
        <text:list-item>
          <text:p text:style-name="P16">X86 Assembly</text:p>
        </text:list-item>
      </text:list>
      <text:p text:style-name="P5"/>
      <text:p text:style-name="P6">Jetbrains Plugins</text:p>
      <text:list xml:id="list2175822658" text:style-name="L6">
        <text:list-item>
          <text:p text:style-name="P18">Material Theme UI → darker mit Farbton #E93E46</text:p>
        </text:list-item>
        <text:list-item>
          <text:p text:style-name="P19"><text:span text:style-name="Absatz-Standardschriftart"><text:span text:style-name="T5">Key Promoter X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Ubuntu" svg:font-family="Ubuntu, 'Droid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eschriftung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605e5c" fo:background-color="#e1dfd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Linux_X86_64 LibreOffice_project/aecc05fe267cc68dde00352a451aa867b3b546ac</meta:generator>
    <meta:initial-creator>Kili</meta:initial-creator>
    <meta:creation-date>2018-05-23T11:02:00Z</meta:creation-date>
    <dc:date>2019-06-12T23:54:50.439932963</dc:date>
    <meta:editing-cycles>90</meta:editing-cycles>
    <meta:editing-duration>PT26M57S</meta:editing-duration>
    <meta:document-statistic meta:table-count="0" meta:image-count="0" meta:object-count="0" meta:page-count="2" meta:paragraph-count="54" meta:word-count="235" meta:character-count="1661" meta:non-whitespace-character-count="1523"/>
    <meta:template xlink:type="simple" xlink:actuate="onRequest" xlink:title="" xlink:href="Normal"/>
  </office:meta>
</office:document-meta>
</file>